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B48722C350B784A447.jpg" manifest:media-type="image/jpeg"/>
  <manifest:file-entry manifest:full-path="Pictures/10000000000001E000000168D70B859451CFDD31.jpg" manifest:media-type="image/jpeg"/>
  <manifest:file-entry manifest:full-path="Pictures/1000000000000443000002AAB6B6E2D68F181C5D.png" manifest:media-type="image/png"/>
  <manifest:file-entry manifest:full-path="Pictures/10000000000003F8000002CF5E309EA01F3EC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04cm, 0cm, 0.32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6cm, 6.214cm, 0cm, 0.813cm)" draw:image-opacity="100%" style:mirror="non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.35cm" fo:min-width="3.525cm"/>
    </style:style>
    <style:style style:name="P1" style:family="paragraph">
      <style:paragraph-properties fo:text-align="center"/>
    </style:style>
    <style:style style:name="P2" style:family="paragraph">
      <loext:graphic-properties draw:fill-color="#c5000b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198cm" svg:height="14.093cm" svg:x="13.301cm" svg:y="-4.8cm">
          <draw:image xlink:href="Pictures/10000000000003F8000002CF5E309EA01F3EC07F.png" xlink:type="simple" xlink:show="embed" xlink:actuate="onLoad">
            <text:p/>
          </draw:image>
        </draw:frame>
        <draw:frame draw:style-name="gr2" draw:text-style-name="P1" draw:layer="layout" svg:width="18.879cm" svg:height="14.158cm" svg:x="-5.3cm" svg:y="9.3cm">
          <draw:image xlink:href="Pictures/10000000000000F0000000B48722C350B784A447.jpg" xlink:type="simple" xlink:show="embed" xlink:actuate="onLoad">
            <text:p/>
          </draw:image>
        </draw:frame>
        <draw:frame draw:style-name="gr3" draw:text-style-name="P1" draw:layer="layout" svg:width="16.999cm" svg:height="14.2cm" svg:x="13.5cm" svg:y="9.3cm">
          <draw:image xlink:href="Pictures/1000000000000443000002AAB6B6E2D68F181C5D.png" xlink:type="simple" xlink:show="embed" xlink:actuate="onLoad">
            <text:p/>
          </draw:image>
        </draw:frame>
        <draw:frame draw:style-name="gr2" draw:text-style-name="P1" draw:layer="layout" svg:width="18.8cm" svg:height="14.1cm" svg:x="-5.3cm" svg:y="-4.781cm">
          <draw:image xlink:href="Pictures/10000000000001E000000168D70B859451CFDD31.jpg" xlink:type="simple" xlink:show="embed" xlink:actuate="onLoad">
            <text:p/>
          </draw:image>
        </draw:frame>
        <draw:custom-shape draw:style-name="gr4" draw:text-style-name="P2" draw:layer="layout" svg:width="4.6cm" svg:height="1.2cm" svg:x="10.8cm" svg:y="1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4.6cm" svg:height="1.2cm" svg:x="11.3cm" svg:y="-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1-05T17:57:55.122439481</dc:date>
    <meta:editing-duration>PT18M37S</meta:editing-duration>
    <meta:editing-cycles>4</meta:editing-cycles>
    <meta:generator>LibreOffice/5.1.6.2$Linux_X86_64 LibreOffice_project/10m0$Build-2</meta:generator>
    <meta:document-statistic meta:object-count="6"/>
  </office:meta>
</office:document-meta>
</file>